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lliam Frank</text:p>
      <text:p text:style-name="Standard">Project 1 Analysis</text:p>
      <text:p text:style-name="Standard">1/21/19</text:p>
      <text:p text:style-name="Standard"/>
      <text:list xml:id="list6250160078158772497" text:style-name="L1">
        <text:list-item>
          <text:p text:style-name="P1">Depth First Search</text:p>
          <text:list>
            <text:list-item>
              <text:p text:style-name="P1">The exploration order is more or less what I would expect from depth first search, nothing crazy. Pacman does not go to every explored square, only the ones on his path to the goal.</text:p>
            </text:list-item>
            <text:list-item>
              <text:p text:style-name="P1">While DFS can find a least cost solution, it is not guaranteed to, and will simply give the first path it finds to the goal, even if it is circuitous.</text:p>
            </text:list-item>
          </text:list>
        </text:list-item>
        <text:list-item>
          <text:p text:style-name="P1">Breadth First Search</text:p>
          <text:list>
            <text:list-item>
              <text:p text:style-name="P1">BFS will find a least cost solution if the cost of every action is the same. Otherwise, BFS does not factor in cost, only the number of moves.</text:p>
            </text:list-item>
          </text:list>
        </text:list-item>
        <text:list-item>
          <text:p text:style-name="P1">Uniform Cost Search</text:p>
          <text:list>
            <text:list-item>
              <text:p text:style-name="P1">UCS uses a priority queue, util.PriorityQueue().</text:p>
            </text:list-item>
          </text:list>
        </text:list-item>
        <text:list-item>
          <text:p text:style-name="P1">A* Search</text:p>
          <text:list>
            <text:list-item>
              <text:p text:style-name="P1">A* and UCS both find the same path, but A* explores much less of the map, specifically the tiles that would move pacman away from the goal.</text:p>
            </text:list-item>
          </text:list>
        </text:list-item>
        <text:list-item>
          <text:p text:style-name="P1">Finding All Corners</text:p>
          <text:list>
            <text:list-item>
              <text:p text:style-name="P1">The representation I chose involved adding the visited corners to the state. The state was represented by a tuple where the first position was the x position, then the y position, then the coordinates of any visited corners, such as: (2, 6, (1, 6), (6, 6)). As a branch visited a corner that corner got added to its state, and the state was a goal if it had all four corners in it.</text:p>
            </text:list-item>
          </text:list>
        </text:list-item>
        <text:list-item>
          <text:p text:style-name="P1">Corners Problem: Heuristic</text:p>
          <text:list>
            <text:list-item>
              <text:p text:style-name="P1">The heuristic I chose first got the Manhattan distance to the nearest corner, then the Manhattan distance to the next nearest corner, and so on for all unvisited corners.</text:p>
            </text:list-item>
          </text:list>
        </text:list-item>
        <text:list-item>
          <text:p text:style-name="P1">Eating All Dots</text:p>
          <text:list>
            <text:list-item>
              <text:p text:style-name="P1">The heuristic I chose for the FoodSearchProblem was the maze distance to the furthest remaining food, found by calculating the maze distance to every remaining food then returning the largest.</text:p>
            </text:list-item>
          </text:list>
        </text:list-item>
        <text:list-item>
          <text:p text:style-name="P1">Suboptimal Search</text:p>
          <text:list>
            <text:list-item>
              <text:p text:style-name="P1">The ClosestDotSearchAgent won't always find the shortest path because it only looks for the closest single food from a given point, not the most efficient path for getting all the food. </text:p>
            </text:list-item>
          </text:list>
        </text:list-item>
        <text:list-item>
          <text:p text:style-name="P1">Self Analysis</text:p>
          <text:list>
            <text:list-item>
              <text:p text:style-name="P1">For me, the hardest part was coming to the realization that the corners problem required me to somehow encode the visited corners into pacman's state.</text:p>
            </text:list-item>
            <text:list-item>
              <text:p text:style-name="P1">The easiest part was probably solving the suboptimal search problem, it only required 3 lines of code.</text:p>
            </text:list-item>
            <text:list-item>
              <text:p text:style-name="P1">The two heuristic problems probably helped me understand the course material the most. Before this I had a tenuous grasp on what exactly made a good heuristic, as well as admissibility and consistency.</text:p>
            </text:list-item>
            <text:list-item>
              <text:p text:style-name="P1">None of these problems felt particularly tedious, even implementing the search algorithms was a good refresher.</text:p>
            </text:list-item>
            <text:list-item>
              <text:p text:style-name="P1">No other feedback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Frank</meta:initial-creator>
    <meta:creation-date>2019-01-21T20:32:03.19</meta:creation-date>
    <dc:date>2019-01-21T21:07:04.63</dc:date>
    <dc:creator>Will Frank</dc:creator>
    <meta:editing-duration>PT35M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1" meta:paragraph-count="26" meta:word-count="435" meta:character-count="2411"/>
  </office:meta>
</office:document-meta>
</file>